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office:value-type="string" calcext:value-type="string">
            <text:p>I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I0.0</text:p>
          </table:table-cell>
          <table:table-cell/>
          <table:table-cell table:style-name="ce7" office:value-type="string" calcext:value-type="string">
            <text:p>HSC0，工作在0模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office:value-type="string" calcext:value-type="string">
            <text:p>I0.2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I0.1</text:p>
          </table:table-cell>
          <table:table-cell/>
          <table:table-cell table:style-name="ce7" office:value-type="string" calcext:value-type="string">
            <text:p>HSC3，工作在0模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office:value-type="string" calcext:value-type="string">
            <text:p>I0.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I0.3</text:p>
          </table:table-cell>
          <table:table-cell/>
          <table:table-cell table:style-name="ce7" office:value-type="string" calcext:value-type="string">
            <text:p>HSC4，工作在3模式。I0.3为时钟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I0.4</text:p>
          </table:table-cell>
          <table:table-cell/>
          <table:table-cell table:style-name="ce7" office:value-type="string" calcext:value-type="string">
            <text:p>方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office:value-type="string" calcext:value-type="string">
            <text:p>I1.1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office:value-type="string" calcext:value-type="string">
            <text:p>I1.2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office:value-type="string" calcext:value-type="string">
            <text:p>Q1.1</text:p>
          </table:table-cell>
          <table:table-cell/>
          <table:table-cell table:style-name="ce7" office:value-type="string" calcext:value-type="string">
            <text:p>行程开关增加物理断开信号控制，逻辑和物理双重保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office:value-type="string" calcext:value-type="string">
            <text:p>Q1.2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office:value-type="string" calcext:value-type="string">
            <text:p>I1.0</text:p>
          </table:table-cell>
          <table:table-cell/>
          <table:table-cell table:style-name="ce7" office:value-type="string" calcext:value-type="string">
            <text:p>Monitor脱机，PLC停止控制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 Params</text:p>
          </table:table-cell>
          <table:table-cell office:value-type="string" calcext:value-type="string">
            <text:p>CP_IL1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1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2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bit</text:p>
          </table:table-cell>
          <table:table-cell/>
          <table:table-cell table:formula="of:=[.G31]*[.F19]" office:value-type="float" office:value="38092800" calcext:value-type="float">
            <text:p>3809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MonitorGapRate</text:p>
          </table:table-cell>
          <table:table-cell table:style-name="ce2" table:formula="of:=[.F32]/[.F17]"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OG1-OG2)/(IL1/OL1-IL2/OL2)</text:p>
          </table:table-cell>
          <table:table-cell table:formula="of:=([.F25]-[.F28])/([.F24]/[.F26]-[.F27]/[.F29])" office:value-type="float" office:value="8.09589041095885" calcext:value-type="float">
            <text:p>8.095890410958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X_OW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OL2*OG2*IL1-IL2*OL1*OG1)/(IL2*OL1-OL2*IL1)</text:p>
          </table:table-cell>
          <table:table-cell table:formula="of:=([.F29]*[.F28]*[.F24]-[.F27]*[.F26]*[.F25])/([.F27]*[.F26]-[.F29]*[.F24])" office:value-type="float" office:value="-0.00684931506849315" calcext:value-type="float">
            <text:p>-0.006849315068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OG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</text:p>
          </table:table-cell>
          <table:table-cell table:formula="of:=[.F33]/[.F22]*[.F34]-[.F35]" office:value-type="float" office:value="5.02630136986298" calcext:value-type="float">
            <text:p>5.02630136986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(TargetOG-3)*MonitorGapRate</text:p>
          </table:table-cell>
          <table:table-cell table:formula="of:=([.F36]-3)*[.F17]" office:value-type="float" office:value="2074.93260273969" calcext:value-type="float">
            <text:p>2074.932602739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Instal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 On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4T10:25:38.473582999</dc:date>
    <meta:editing-duration>P3DT2H34M28S</meta:editing-duration>
    <meta:editing-cycles>42</meta:editing-cycles>
    <meta:generator>LibreOffice_Vanilla/6.2.1.3$MacOSX_X86_64 LibreOffice_project/e485074f4984fbc86184b6aa3aba3228d0150755</meta:generator>
    <meta:document-statistic meta:table-count="5" meta:cell-count="291" meta:object-count="0"/>
  </office:meta>
</office:document-meta>
</file>